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Factory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FactoryConfig.getFacto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FactoryConfig.IteratorFactoryConfig( String name , String factor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